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49cm" fo:border="0.05pt solid #000000" style:writing-mode="page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8.996cm"/>
    </style:style>
    <style:style style:name="Tableau4.B" style:family="table-column">
      <style:table-column-properties style:column-width="8.017cm"/>
    </style:style>
    <style:style style:name="Tableau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.B1" style:family="table-cell">
      <style:table-cell-properties fo:padding="0.049cm" fo:border="0.05pt solid #000000" style:writing-mode="page"/>
    </style:style>
    <style:style style:name="Tableau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hème" style:family="table">
      <style:table-properties style:width="17cm" table:align="margins"/>
    </style:style>
    <style:style style:name="Thème.A" style:family="table-column">
      <style:table-column-properties style:column-width="17cm" style:rel-column-width="65535*"/>
    </style:style>
    <style:style style:name="Thème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hème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style:min-row-height="1.312cm"/>
    </style:style>
    <style:style style:name="Tableau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" style:family="table">
      <style:table-properties style:width="17.013cm" fo:margin-left="0cm" table:align="left" style:may-break-between-rows="true" table:border-model="collapsing"/>
    </style:style>
    <style:style style:name="Tableau6.A" style:family="table-column">
      <style:table-column-properties style:column-width="9.393cm"/>
    </style:style>
    <style:style style:name="Tableau6.B" style:family="table-column">
      <style:table-column-properties style:column-width="7.62cm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2" style:family="table-row">
      <style:table-row-properties style:row-height="1.401cm"/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7" style:family="table-row">
      <style:table-row-properties style:row-height="1.401cm" fo:keep-together="auto"/>
    </style:style>
    <style:style style:name="Tableau6.8" style:family="table-row">
      <style:table-row-properties style:min-row-height="1.401cm"/>
    </style:style>
    <style:style style:name="Tableau6.9" style:family="table-row">
      <style:table-row-properties style:min-row-height="1.401cm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7.013cm"/>
    </style:style>
    <style:style style:name="Tableau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style:min-row-height="3.704cm"/>
    </style:style>
    <style:style style:name="Tableau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55c58" officeooo:paragraph-rsid="00055c58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officeooo:paragraph-rsid="000595d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d3cdf" officeooo:paragraph-rsid="000d3cd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cd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ca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b4c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officeooo:paragraph-rsid="000d3cdf"/>
    </style:style>
    <style:style style:name="P9" style:family="paragraph" style:parent-style-name="Standard">
      <style:paragraph-properties fo:text-align="start" style:justify-single-word="false"/>
      <style:text-properties officeooo:paragraph-rsid="000595d0"/>
    </style:style>
    <style:style style:name="P10" style:family="paragraph" style:parent-style-name="Standard">
      <style:paragraph-properties fo:text-align="start" style:justify-single-word="false"/>
      <style:text-properties officeooo:paragraph-rsid="001a1caf"/>
    </style:style>
    <style:style style:name="P11" style:family="paragraph" style:parent-style-name="Standard">
      <style:paragraph-properties fo:text-align="start" style:justify-single-word="false"/>
      <style:text-properties officeooo:paragraph-rsid="00205b4c"/>
    </style:style>
    <style:style style:name="P12" style:family="paragraph" style:parent-style-name="Standard">
      <style:text-properties officeooo:paragraph-rsid="001688d1"/>
    </style:style>
    <style:style style:name="P13" style:family="paragraph" style:parent-style-name="Standard">
      <style:paragraph-properties fo:text-align="justify" style:justify-single-word="false"/>
      <style:text-properties officeooo:paragraph-rsid="001688d1"/>
    </style:style>
    <style:style style:name="P14" style:family="paragraph" style:parent-style-name="Standard">
      <style:text-properties officeooo:paragraph-rsid="001a1caf"/>
    </style:style>
    <style:style style:name="P15" style:family="paragraph" style:parent-style-name="Standard">
      <style:paragraph-properties fo:text-align="start" style:justify-single-word="false"/>
      <style:text-properties officeooo:rsid="002c1273" officeooo:paragraph-rsid="002c1273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5280" officeooo:paragraph-rsid="000952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5c58" officeooo:paragraph-rsid="00055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e811" officeooo:paragraph-rsid="0029e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1273" officeooo:paragraph-rsid="002c12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03855" officeooo:paragraph-rsid="001a1ca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2" style:family="paragraph" style:parent-style-name="Table_20_Contents">
      <style:text-properties officeooo:rsid="00141375" officeooo:paragraph-rsid="00141375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539c" officeooo:paragraph-rsid="003053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494e" officeooo:paragraph-rsid="003149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text-properties officeooo:paragraph-rsid="0031494e"/>
    </style:style>
    <style:style style:name="P26" style:family="paragraph" style:parent-style-name="Table_20_Contents">
      <style:text-properties officeooo:rsid="00323197" officeooo:paragraph-rsid="00323197"/>
    </style:style>
    <style:style style:name="P27" style:family="paragraph" style:parent-style-name="Table_20_Contents">
      <style:text-properties officeooo:paragraph-rsid="0032319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eb6f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88d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fa8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27ad4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49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49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31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1pt" fo:font-style="italic" fo:text-shadow="none" style:text-underline-style="none" fo:font-weight="normal" officeooo:rsid="00055c58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11pt" fo:font-style="italic" fo:text-shadow="none" style:text-underline-style="none" fo:font-weight="normal" officeooo:rsid="001688d1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6" style:family="text">
      <style:text-properties officeooo:rsid="00141375"/>
    </style:style>
    <style:style style:name="T17" style:family="text">
      <style:text-properties officeooo:rsid="001add78"/>
    </style:style>
    <style:style style:name="T18" style:family="text">
      <style:text-properties officeooo:rsid="001b9f47"/>
    </style:style>
    <style:style style:name="T19" style:family="text">
      <style:text-properties officeooo:rsid="001d2492"/>
    </style:style>
    <style:style style:name="T20" style:family="text">
      <style:text-properties officeooo:rsid="00242410"/>
    </style:style>
    <style:style style:name="T21" style:family="text">
      <style:text-properties officeooo:rsid="002c1273"/>
    </style:style>
    <style:style style:name="T22" style:family="text">
      <style:text-properties officeooo:rsid="002f5a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6">P</text:span>rojet LU2IN002 - 202<text:span text:style-name="T20">1</text:span>-202<text:span text:style-name="T20">2</text:span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2">Numéro du groupe de TD/TME : <text:span text:style-name="T21">Groupe 9 | DANT</text:span></text:p>
          </table:table-cell>
        </table:table-row>
      </table:table>
      <text:p text:style-name="P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8"><text:span text:style-name="T1">Nom :</text:span> <text:span text:style-name="T21">Boukerche</text:span></text:p>
          </table:table-cell>
          <table:table-cell table:style-name="Tableau4.B1" office:value-type="string">
            <text:p text:style-name="P18"><text:span text:style-name="T1">Nom :</text:span> <text:span text:style-name="T21">NONE</text:span></text:p>
          </table:table-cell>
        </table:table-row>
        <table:table-row>
          <table:table-cell table:style-name="Tableau4.A2" office:value-type="string">
            <text:p text:style-name="P18"><text:span text:style-name="T1">Prénom :</text:span> <text:span text:style-name="T21">Erwan</text:span></text:p>
          </table:table-cell>
          <table:table-cell table:style-name="Tableau4.B2" office:value-type="string">
            <text:p text:style-name="P18"><text:span text:style-name="T1">Prénom :</text:span> <text:span text:style-name="T21">NONE</text:span></text:p>
          </table:table-cell>
        </table:table-row>
        <table:table-row>
          <table:table-cell table:style-name="Tableau4.A2" office:value-type="string">
            <text:p text:style-name="P18"><text:span text:style-name="T1">N° étudiant :</text:span> <text:span text:style-name="T21">28604267</text:span></text:p>
          </table:table-cell>
          <table:table-cell table:style-name="Tableau4.B2" office:value-type="string">
            <text:p text:style-name="P18"><text:span text:style-name="T1">N° étudiant :</text:span> <text:span text:style-name="T21">NONE</text:span></text:p>
          </table:table-cell>
        </table:table-row>
      </table:table>
      <text:p text:style-name="P1"/>
      <table:table table:name="Thème" table:style-name="Thème" table:template-name="Style par défaut">
        <table:table-column table:style-name="Thème.A"/>
        <table:table-row>
          <table:table-cell table:style-name="Thème.A1" office:value-type="string">
            <text:p text:style-name="P2">Thème choisi (en 2 lignes max.)</text:p>
          </table:table-cell>
        </table:table-row>
        <table:table-row>
          <table:table-cell table:style-name="Thème.A2" office:value-type="string">
            <text:p text:style-name="P20">Maker – Restaurant dans le domaine du burger, compose ton propre burger en ajoutant les ingrédients que tu veux, du pain à la sauce ! Tu pourras aussi ajouter un dessert et une boisson !</text:p>
            <text:p text:style-name="P16"/>
          </table:table-cell>
        </table:table-row>
      </table:table>
      <text:p text:style-name="P1"/>
      <table:table table:name="Tableau1" table:style-name="Tableau1" table:template-name="Style par défaut">
        <table:table-column table:style-name="Tableau1.A"/>
        <table:table-row>
          <table:table-cell table:style-name="Tableau1.A1" office:value-type="string">
            <text:p text:style-name="P9"><text:span text:style-name="T3">Schéma UML des classes </text:span><text:span text:style-name="T5">vision fournisseur</text:span><text:span text:style-name="T3"> </text:span><text:span text:style-name="T2">(dessin “à la main” scanné ou photo acceptés)</text:span></text:p>
          </table:table-cell>
        </table:table-row>
        <table:table-row table:style-name="Tableau1.2">
          <table:table-cell table:style-name="Tableau1.A2" office:value-type="string">
            <text:p text:style-name="P17"/>
            <text:p text:style-name="P16"/>
          </table:table-cell>
        </table:table-row>
      </table:table>
      <text:p text:style-name="P12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1">Checklist des contraintes prises en compte:</text:p>
          </table:table-cell>
          <table:table-cell table:style-name="Tableau6.B1" office:value-type="string">
            <text:p text:style-name="P21">Nom(s) des classe(s) correspondante(s)</text:p>
          </table:table-cell>
        </table:table-row>
        <table:table-row table:style-name="Tableau6.2">
          <table:table-cell table:style-name="Tableau6.A2" office:value-type="string">
            <text:p text:style-name="P15"><text:span text:style-name="T8">Classe contenant un tableau ou une </text:span><text:span text:style-name="T9">ArrayList</text:span></text:p>
          </table:table-cell>
          <table:table-cell table:style-name="Tableau6.B2" office:value-type="string">
            <text:p text:style-name="P20">Burger, Commande, FastFood, Stock</text:p>
          </table:table-cell>
        </table:table-row>
        <table:table-row table:style-name="Tableau6.2">
          <table:table-cell table:style-name="Tableau6.A2" office:value-type="string">
            <text:p text:style-name="P4">Classe <text:span text:style-name="T18">avec</text:span> <text:span text:style-name="T19">membres et</text:span> méthodes statiques</text:p>
          </table:table-cell>
          <table:table-cell table:style-name="Tableau6.B2" office:value-type="string">
            <text:p text:style-name="P23">Toute sauf Promotion et MyExtends</text:p>
          </table:table-cell>
        </table:table-row>
        <table:table-row table:style-name="Tableau6.2">
          <table:table-cell table:style-name="Tableau6.A2" office:value-type="string">
            <text:p text:style-name="P11"><text:span text:style-name="T8">Classe </text:span><text:span text:style-name="T9">abstraite et méthode abstraite</text:span></text:p>
          </table:table-cell>
          <table:table-cell table:style-name="Tableau6.B2" office:value-type="string">
            <text:p text:style-name="P20">MyUtils</text:p>
          </table:table-cell>
        </table:table-row>
        <table:table-row table:style-name="Tableau6.2">
          <table:table-cell table:style-name="Tableau6.A2" office:value-type="string">
            <text:p text:style-name="P6">Interface </text:p>
          </table:table-cell>
          <table:table-cell table:style-name="Tableau6.B2" office:value-type="string">
            <text:p text:style-name="P19"><text:span text:style-name="T21">P</text:span>romotion</text:p>
          </table:table-cell>
        </table:table-row>
        <table:table-row table:style-name="Tableau6.2">
          <table:table-cell table:style-name="Tableau6.A2" office:value-type="string">
            <text:p text:style-name="P5">Classe avec un constructeur par copie ou clone()</text:p>
          </table:table-cell>
          <table:table-cell table:style-name="Tableau6.B2" office:value-type="string">
            <text:p text:style-name="P20">Burger, Ingredient, <text:span text:style-name="T22">Stock</text:span></text:p>
          </table:table-cell>
        </table:table-row>
        <table:table-row table:style-name="Tableau6.7">
          <table:table-cell table:style-name="Tableau6.A2" office:value-type="string">
            <text:p text:style-name="P11"><text:span text:style-name="T10">Définition de classe étendant</text:span><text:span text:style-name="T9"> Exception</text:span></text:p>
          </table:table-cell>
          <table:table-cell table:style-name="Tableau6.B2" office:value-type="string">
            <text:p text:style-name="P20">MyException</text:p>
          </table:table-cell>
        </table:table-row>
        <table:table-row table:style-name="Tableau6.8">
          <table:table-cell table:style-name="Tableau6.A2" office:value-type="string">
            <text:p text:style-name="P10"><text:span text:style-name="T10">Gestion des exceptions</text:span><text:span text:style-name="T11"> </text:span></text:p>
          </table:table-cell>
          <table:table-cell table:style-name="Tableau6.B2" office:value-type="string">
            <text:p text:style-name="P20">Main</text:p>
          </table:table-cell>
        </table:table-row>
        <table:table-row table:style-name="Tableau6.9">
          <table:table-cell table:style-name="Tableau6.A2" office:value-type="string">
            <text:p text:style-name="P7">Utilisation du pattern singleton</text:p>
          </table:table-cell>
          <table:table-cell table:style-name="Tableau6.B2" office:value-type="string">
            <text:p text:style-name="P20">Stock</text:p>
          </table:table-cell>
        </table:table-row>
      </table:table>
      <text:p text:style-name="P14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3"><text:span text:style-name="T4">Présentation </text:span><text:span text:style-name="T6">brève</text:span><text:span text:style-name="T4"> de votre projet</text:span><text:span text:style-name="T3"> (max. </text:span><text:span text:style-name="T6">10 lignes</text:span><text:span text:style-name="T3">) :</text:span><text:span text:style-name="T14"> </text:span><text:span text:style-name="T15">t</text:span><text:span text:style-name="T14">exte libre expliquant en quoi consiste votre projet.</text:span></text:p>
          </table:table-cell>
        </table:table-row>
        <table:table-row table:style-name="Tableau3.2">
          <table:table-cell table:style-name="Tableau3.A2" office:value-type="string">
            <text:p text:style-name="P24">Il s’agit d’un FastFood nommé Maker dans lequel vous pouvez créer votre propre burger.</text:p>
            <text:p text:style-name="P25"><text:span text:style-name="T12">En arrivant, vous pouvez être servi ou alors être réfusé si jamais le restaurant prend feu ! Une chance sur 20 tout-de-même ! Vous avez ensuite le choix entre créer un burger, copié le dernier burger choisis, choisir un dessert (froid </text:span>ou<text:span text:style-name="T12"> sec), choisir une boisson, ou alors </text:span></text:p>
            <text:p text:style-name="P25"><text:soft-page-break/><text:span text:style-name="T12">annuler la commande. Création du burger : Vous pouvez ajouter un maximum de 100 ingrédients, chacun ayant un stock de 30 produits. Vous pouvez aussi retirer un ingrédient si vous-vous êtes trompé, ou alors annuler le burger en question !</text:span></text:p>
            <text:p text:style-name="P26"><text:span text:style-name="T12">L</text:span><text:span text:style-name="T7">orsque tout la commande est validée, place au payement : Si le prix total est supérieur à 10€,</text:span></text:p>
            <text:p text:style-name="P26"><text:span text:style-name="T7">vous avez le droit d’utiliser un code de promotion, sinon c’est carte bleue directement !</text:span></text:p>
            <text:p text:style-name="P27"><text:span text:style-name="T13">Bonne visite chez Maker !</text:span></text:p>
          </table:table-cell>
        </table:table-row>
      </table:table>
      <text:p text:style-name="P1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">Copier / coller vos classes <text:span text:style-name="T17">et interfaces</text:span> à partir d'ici :</text:p>
          </table:table-cell>
        </table:table-row>
      </table:table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Linux_X86_64 LibreOffice_project/10$Build-2</meta:generator>
    <dc:date>2021-12-14T15:53:04.783239331</dc:date>
    <meta:editing-duration>PT3H36M26S</meta:editing-duration>
    <meta:editing-cycles>35</meta:editing-cycles>
    <meta:document-statistic meta:table-count="7" meta:image-count="0" meta:object-count="0" meta:page-count="2" meta:paragraph-count="37" meta:word-count="322" meta:character-count="1920" meta:non-whitespace-character-count="1631"/>
  </office:meta>
</office:document-meta>
</file>